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.5in" fo:margin-right="0in" fo:line-height="15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line-height="15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8" style:family="paragraph" style:parent-style-name="Standard">
      <style:paragraph-properties fo:margin-left="0.25in" fo:margin-right="0in" fo:line-height="150%" fo:text-indent="0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fo:color="#ff0000" style:font-name="Times New Roman" fo:font-size="12pt" fo:font-style="italic" style:font-name-asian="Times New Roman1" style:font-size-asian="12pt" style:font-style-asian="italic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Week 11</text:span></text:p>
      <text:p text:style-name="P1"/>
      <text:p text:style-name="Standard"><text:span text:style-name="T2">Name: </text:span></text:p>
      <text:p text:style-name="Standard"><text:span text:style-name="T2">Mobile: 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3">Personal Development Workouts</text:span></text:p>
          </table:table-cell>
        </table:table-row>
        <table:table-row table:style-name="Table1.1">
          <table:table-cell table:style-name="Table1.A1" office:value-type="string">
            <text:list xml:id="list1294493579" text:style-name="WWNum2">
              <text:list-item>
                <text:p text:style-name="P5"><text:span text:style-name="T4">Finish reading the next 50 pages of the book Atomic Habits by James Clear and prepare an audio note on each chapter.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<text:span text:style-name="T5">Write a short description about this task</text:span></text:p>
            <text:p text:style-name="P4"><text:span text:style-name="T5">Link to the folder containing your audio summary</text:span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3">Technical Workouts</text:span></text:p>
          </table:table-cell>
        </table:table-row>
        <table:table-row table:style-name="Table2.1">
          <table:table-cell table:style-name="Table2.A1" office:value-type="string">
            <text:list xml:id="list1586679361" text:style-name="WWNum3">
              <text:list-item>
                <text:p text:style-name="P6"><text:span text:style-name="T4">Complete your project according to the instruction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<text:span text:style-name="T5">Write a short description about this task</text:span>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3">Miscellaneous Workouts</text:span></text:p>
          </table:table-cell>
        </table:table-row>
        <table:table-row table:style-name="Table3.1">
          <table:table-cell table:style-name="Table3.A1" office:value-type="string">
            <text:list xml:id="list20366061" text:style-name="WWNum1">
              <text:list-item>
                <text:p text:style-name="P7"><text:span text:style-name="T4">Practice typing for at least one hour each day. Finish as many chapters as possible as you can. Don’t spend more than an hour each day.</text:span></text:p>
              </text:list-item>
              <text:list-item>
                <text:p text:style-name="P7"><text:span text:style-name="T4">Prepare a topic for the tech seminar. Record and upload it on youtube as an unlisted video.</text:span></text:p>
              </text:list-item>
              <text:list-item>
                <text:p text:style-name="P7"><text:span text:style-name="T4">Conduct a Feedback session by the end of this week. </text:span></text:p>
              </text:list-item>
              <text:list-item>
                <text:p text:style-name="P7"><text:span text:style-name="T4">Prepare your progress video for the last week. Record and upload it on youtube as an unlisted video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8"><text:span text:style-name="T5">Write a short description about this task</text:span></text:p>
            <text:p text:style-name="P8"><text:span text:style-name="T5">Link to screenshot image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Write a short description about this task</text:span></text:p>
            <text:p text:style-name="P8"><text:span text:style-name="T5">Link to your seminar video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Link to the document containing notes for your feedback session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Write a short description about this task</text:span></text:p>
            <text:p text:style-name="P8"><text:span text:style-name="T5">Link to your progress video</text:span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22" meta:word-count="184" meta:character-count="1041" meta:non-whitespace-character-count="881"/>
    <meta:generator>LibreOfficeDev/6.0.5.2$Linux_X86_64 LibreOffice_project/</meta:generator>
  </office:meta>
</office:document-meta>
</file>